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28380F2F899E63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Monaco" svg:font-family="Monaco, Menlo, 'Ubuntu Mono', 'Droid Sans Mono', Consolas, monospace"/>
    <style:font-face style:name="Ubuntu Mono1" svg:font-family="'Ubuntu Mono'"/>
    <style:font-face style:name="Ubuntu Mono" svg:font-family="'Ubuntu Mono'" style:font-adornments="Light"/>
    <style:font-face style:name="monospace" svg:font-family="monospace, monospace"/>
    <style:font-face style:name="Ubuntu Mono2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912cm" table:align="margins"/>
    </style:style>
    <style:style style:name="Таблица1.A" style:family="table-column">
      <style:table-column-properties style:column-width="4.441cm" style:rel-column-width="16252*"/>
    </style:style>
    <style:style style:name="Таблица1.B" style:family="table-column">
      <style:table-column-properties style:column-width="13.471cm" style:rel-column-width="492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"/>
    </style:style>
    <style:style style:name="P2" style:family="paragraph" style:parent-style-name="Standard">
      <style:paragraph-properties fo:text-align="center" style:justify-single-word="false"/>
      <style:text-properties style:font-name="Ubuntu Light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Light" fo:font-size="20pt" style:font-size-asian="20pt" style:font-size-complex="20pt"/>
    </style:style>
    <style:style style:name="P4" style:family="paragraph" style:parent-style-name="Standard">
      <style:text-properties style:font-name="Ubuntu Light" fo:background-color="#81d41a"/>
    </style:style>
    <style:style style:name="P5" style:family="paragraph" style:parent-style-name="Standard">
      <style:text-properties style:font-name="Ubuntu Light" officeooo:rsid="001dc412" officeooo:paragraph-rsid="001dc412"/>
    </style:style>
    <style:style style:name="P6" style:family="paragraph" style:parent-style-name="Standard">
      <style:paragraph-properties fo:line-height="115%" fo:text-align="start" style:justify-single-word="false"/>
      <style:text-properties fo:color="#800080" loext:opacity="100%" style:font-name="Ubuntu Light1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Ubuntu Light1" fo:font-size="15pt" fo:font-weight="normal" officeooo:rsid="0012363e" officeooo:paragraph-rsid="001dc412" fo:background-color="transparent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c9211e" loext:opacity="100%" style:font-name="Ubuntu Light"/>
    </style:style>
    <style:style style:name="P9" style:family="paragraph" style:parent-style-name="Standard">
      <style:text-properties fo:color="#c9211e" loext:opacity="100%" style:font-name="Ubuntu Light" officeooo:rsid="001dc412" officeooo:paragraph-rsid="001dc412"/>
    </style:style>
    <style:style style:name="P10" style:family="paragraph" style:parent-style-name="Standard">
      <style:text-properties fo:color="#c9211e" loext:opacity="100%" style:font-name="Ubuntu Light" officeooo:rsid="001e9cec" officeooo:paragraph-rsid="001e9cec"/>
    </style:style>
    <style:style style:name="P11" style:family="paragraph" style:parent-style-name="Standard">
      <style:text-properties fo:color="#000000" loext:opacity="100%" style:font-name="Ubuntu Light" officeooo:rsid="001e9cec" officeooo:paragraph-rsid="001e9cec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Ubuntu Light" fo:font-size="20pt" officeooo:rsid="001e9cec" officeooo:paragraph-rsid="001e9cec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Ubuntu Light" fo:font-size="20pt" officeooo:rsid="00207d2f" officeooo:paragraph-rsid="00207d2f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 Light" fo:font-size="12pt" officeooo:rsid="001e9cec" officeooo:paragraph-rsid="001e9ce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ccb0" officeooo:paragraph-rsid="0020ccb0" style:font-size-asian="10.5pt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26677" officeooo:paragraph-rsid="00226677" style:font-size-asian="10.5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07d2f" officeooo:paragraph-rsid="00207d2f" style:font-size-asian="10.5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0ccb0" officeooo:paragraph-rsid="0020ccb0" style:font-size-asian="10.5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26677" officeooo:paragraph-rsid="00226677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26677" officeooo:paragraph-rsid="0025d2fd" style:font-size-asian="10.5pt" style:font-size-complex="12pt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42e27" officeooo:paragraph-rsid="00242e27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7d2f" officeooo:paragraph-rsid="00207d2f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ccb0" officeooo:paragraph-rsid="0020ccb0" style:font-size-asian="10.5pt" style:font-size-complex="12pt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26677" officeooo:paragraph-rsid="00226677" style:font-size-asian="10.5pt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0ccb0" officeooo:paragraph-rsid="0020ccb0" style:font-size-asian="17.5pt" style:font-size-complex="20pt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26677" officeooo:paragraph-rsid="00226677" style:font-size-asian="20pt" style:font-size-complex="20pt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5pt" officeooo:rsid="00214eed" officeooo:paragraph-rsid="00226677" style:font-size-asian="15pt" style:font-size-complex="15pt"/>
    </style:style>
    <style:style style:name="P29" style:family="paragraph" style:parent-style-name="Standard">
      <style:paragraph-properties fo:line-height="150%" fo:text-align="start" style:justify-single-word="false"/>
      <style:text-properties fo:color="#3465a4" loext:opacity="100%" style:font-name="Ubuntu Mono2" fo:font-size="12pt" officeooo:rsid="00226677" officeooo:paragraph-rsid="00226677" style:font-size-asian="10.5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Ubuntu Light1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Ubuntu Light1" fo:font-size="12pt" officeooo:paragraph-rsid="001dc412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color="#800080" loext:opacity="100%" style:font-name="Ubuntu Light1" fo:font-size="12pt" officeooo:paragraph-rsid="001dc412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800080" loext:opacity="100%" style:font-name="Ubuntu Light1" fo:font-size="12pt" officeooo:rsid="00207d2f" officeooo:paragraph-rsid="00207d2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0.5pt" style:font-size-complex="12pt"/>
    </style:style>
    <style:style style:name="P35" style:family="paragraph" style:parent-style-name="Standard">
      <style:paragraph-properties fo:line-height="115%" fo:text-align="center" style:justify-single-word="false"/>
      <style:text-properties fo:color="#000000" loext:opacity="100%" style:font-name="Ubuntu Light1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ccb0" officeooo:paragraph-rsid="0020ccb0" style:font-size-asian="10.5pt" style:font-size-complex="12pt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0ccb0" officeooo:paragraph-rsid="0020ccb0" style:font-size-asian="17.5pt" style:font-size-complex="20pt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07d2f" officeooo:paragraph-rsid="0020ccb0" style:font-size-asian="10.5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0ccb0" officeooo:paragraph-rsid="0020ccb0" style:font-size-asian="10.5pt" style:font-size-complex="12pt"/>
    </style:style>
    <style:style style:name="P41" style:family="paragraph" style:parent-style-name="Standard">
      <style:paragraph-properties fo:line-height="115%" fo:text-align="start" style:justify-single-word="false"/>
      <style:text-properties fo:color="#000000" loext:opacity="100%" style:font-name="Ubuntu Mono2" fo:font-size="12pt" officeooo:rsid="0020ccb0" officeooo:paragraph-rsid="0020ccb0" style:font-size-asian="10.5pt" style:font-size-complex="12pt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42e27" officeooo:paragraph-rsid="00242e27" style:font-size-asian="10.5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7afde" officeooo:paragraph-rsid="0027afde" style:font-size-asian="10.5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14eed" officeooo:paragraph-rsid="00226677" style:font-size-asian="12pt" style:font-size-complex="12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Ubuntu Mono" fo:font-size="15pt" officeooo:rsid="00214eed" officeooo:paragraph-rsid="00226677" style:font-size-asian="15pt" style:font-size-complex="15pt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14eed" officeooo:paragraph-rsid="00226677" style:font-size-asian="12pt" style:font-size-complex="12pt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loext:opacity="100%" style:font-name="Ubuntu Mono" fo:font-size="12pt" officeooo:rsid="00214eed" officeooo:paragraph-rsid="00214eed" style:font-size-asian="12pt" style:font-size-complex="12pt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4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91840" officeooo:paragraph-rsid="00291840" style:font-size-asian="10.5pt" style:font-size-complex="12pt"/>
    </style:style>
    <style:style style:name="P52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ae2c1" officeooo:paragraph-rsid="002ae2c1" style:font-size-asian="10.5pt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Ubuntu Mono2" fo:font-size="12pt" officeooo:rsid="002ae2c1" officeooo:paragraph-rsid="002ae2c1" style:font-size-asian="10.5pt" style:font-size-complex="12pt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0ccb0" officeooo:paragraph-rsid="0020ccb0" style:font-size-asian="10.5pt" style:font-size-complex="12pt"/>
    </style:style>
    <style:style style:name="P55" style:family="paragraph" style:parent-style-name="Standard">
      <style:paragraph-properties fo:line-height="115%" fo:text-align="start" style:justify-single-word="false"/>
      <style:text-properties fo:color="#000000" loext:opacity="100%" style:font-name="Ubuntu Mono2" fo:font-size="12pt" officeooo:rsid="0020ccb0" officeooo:paragraph-rsid="0020ccb0" style:font-size-asian="10.5pt" style:font-size-complex="12pt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3159be" officeooo:paragraph-rsid="003159be" style:font-size-asian="10.5pt" style:font-size-complex="12pt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ae2c1" officeooo:paragraph-rsid="002ae2c1" style:font-size-asian="12pt" style:font-size-complex="12pt"/>
    </style:style>
    <style:style style:name="P58" style:family="paragraph" style:parent-style-name="Standard">
      <style:paragraph-properties fo:line-height="150%" fo:text-align="start" style:justify-single-word="false"/>
      <style:text-properties fo:color="#000000" loext:opacity="100%" style:font-name="Ubuntu Mono2" fo:font-size="12pt" officeooo:rsid="002ae2c1" officeooo:paragraph-rsid="002bf112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 Mono2" fo:font-size="12pt" officeooo:rsid="003252d6" officeooo:paragraph-rsid="003252d6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 Mono2" fo:font-size="12pt" officeooo:rsid="00207d2f" officeooo:paragraph-rsid="00207d2f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 Mono2" fo:font-size="12pt" officeooo:rsid="0033c91b" officeooo:paragraph-rsid="0033c91b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 Mono2" fo:font-size="12pt" fo:font-weight="bold" officeooo:rsid="0033c91b" officeooo:paragraph-rsid="0033c91b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7afde" officeooo:paragraph-rsid="0027afde" style:font-size-asian="20pt" style:font-size-complex="20pt"/>
    </style:style>
    <style:style style:name="P64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91840" officeooo:paragraph-rsid="00291840" style:font-size-asian="20pt" style:font-size-complex="20pt"/>
    </style:style>
    <style:style style:name="P65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3159be" officeooo:paragraph-rsid="003159be" style:font-size-asian="20pt" style:font-size-complex="20pt"/>
    </style:style>
    <style:style style:name="P66" style:family="paragraph" style:parent-style-name="Standard">
      <style:paragraph-properties fo:line-height="150%" fo:text-align="center" style:justify-single-word="false"/>
      <style:text-properties fo:color="#000000" loext:opacity="100%" style:font-name="Ubuntu Light1" fo:font-size="20pt" officeooo:rsid="002ae2c1" officeooo:paragraph-rsid="002ae2c1" style:font-size-asian="17.5pt" style:font-size-complex="20pt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Ubuntu Light" fo:font-size="20pt" officeooo:rsid="00207d2f" officeooo:paragraph-rsid="00207d2f" style:font-size-asian="17.5pt" style:font-size-complex="20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 Light" fo:font-size="12pt" officeooo:rsid="003252d6" officeooo:paragraph-rsid="003252d6" style:font-size-asian="10.5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 Light" fo:font-size="12pt" officeooo:rsid="00207d2f" officeooo:paragraph-rsid="00207d2f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 Light" fo:font-size="12pt" officeooo:rsid="0033c91b" officeooo:paragraph-rsid="0033c91b" style:font-size-asian="12pt" style:font-size-complex="12pt"/>
    </style:style>
    <style:style style:name="P71" style:family="paragraph" style:parent-style-name="Standard">
      <style:paragraph-properties fo:line-height="115%" fo:text-align="start" style:justify-single-word="false"/>
      <style:text-properties fo:color="#800080" loext:opacity="100%" style:font-name="Ubuntu Light1" fo:font-size="12pt" fo:font-weight="normal" officeooo:rsid="0012363e" officeooo:paragraph-rsid="001dc412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color="#ffffff" loext:opacity="100%" style:font-name="Ubuntu Mono" fo:font-size="10.5pt" fo:font-weight="normal" officeooo:paragraph-rsid="00226677" fo:background-color="#1e1e1e"/>
    </style:style>
    <style:style style:name="P73" style:family="paragraph" style:parent-style-name="Standard">
      <style:text-properties style:font-name="Ubuntu Light"/>
    </style:style>
    <style:style style:name="P74" style:family="paragraph" style:parent-style-name="Standard">
      <style:paragraph-properties fo:line-height="150%" fo:text-align="start" style:justify-single-word="false"/>
      <style:text-properties fo:color="#ff0000" loext:opacity="100%" style:font-name="Ubuntu Mono2" fo:font-size="12pt" officeooo:rsid="002ae2c1" officeooo:paragraph-rsid="002ae2c1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ff0000" loext:opacity="100%" style:font-name="Ubuntu Mono2" fo:font-size="12pt" officeooo:rsid="00207d2f" officeooo:paragraph-rsid="00207d2f" style:font-size-asian="12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Ubuntu Light1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1dc41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81d41a" loext:char-shading-value="0"/>
    </style:style>
    <style:style style:name="T4" style:family="text">
      <style:text-properties fo:color="#800080" loext:opacity="100%"/>
    </style:style>
    <style:style style:name="T5" style:family="text">
      <style:text-properties style:font-name="Ubuntu Mono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25d2fd"/>
    </style:style>
    <style:style style:name="T10" style:family="text">
      <style:text-properties style:font-name="Ubuntu Mono1"/>
    </style:style>
    <style:style style:name="T11" style:family="text">
      <style:text-properties style:font-name="Ubuntu Light"/>
    </style:style>
    <style:style style:name="T12" style:family="text">
      <style:text-properties officeooo:rsid="00207d2f"/>
    </style:style>
    <style:style style:name="T13" style:family="text">
      <style:text-properties style:font-name="Ubuntu Mono2"/>
    </style:style>
    <style:style style:name="T14" style:family="text">
      <style:text-properties style:font-name="Ubuntu Mono2" officeooo:rsid="00207d2f"/>
    </style:style>
    <style:style style:name="T15" style:family="text">
      <style:text-properties style:font-name="Ubuntu Mono2" fo:font-size="12pt" style:font-size-asian="12pt" style:font-size-complex="12pt"/>
    </style:style>
    <style:style style:name="T16" style:family="text">
      <style:text-properties officeooo:rsid="0020ccb0"/>
    </style:style>
    <style:style style:name="T17" style:family="text">
      <style:text-properties fo:color="#2a6099" loext:opacity="100%"/>
    </style:style>
    <style:style style:name="T18" style:family="text">
      <style:text-properties fo:color="#3465a4" loext:opacity="100%"/>
    </style:style>
    <style:style style:name="T19" style:family="text">
      <style:text-properties officeooo:rsid="0026fde3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style="normal" style:font-style-asian="normal" style:font-style-complex="normal"/>
    </style:style>
    <style:style style:name="T22" style:family="text">
      <style:text-properties fo:font-variant="normal" fo:text-transform="none" style:font-name="Monaco" fo:font-size="10.5pt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style:font-size-asian="12pt"/>
    </style:style>
    <style:style style:name="T25" style:family="text">
      <style:text-properties fo:font-variant="normal" fo:text-transform="none" fo:letter-spacing="normal" fo:font-style="normal" fo:font-weight="normal" officeooo:rsid="002d59e2"/>
    </style:style>
    <style:style style:name="T26" style:family="text">
      <style:text-properties fo:font-variant="normal" fo:text-transform="none" fo:letter-spacing="normal" fo:font-style="normal" fo:font-weight="normal" officeooo:rsid="002f62db"/>
    </style:style>
    <style:style style:name="T27" style:family="text">
      <style:text-properties fo:font-variant="normal" fo:text-transform="none" fo:color="#ff0000" loext:opacity="100%" fo:letter-spacing="normal" fo:font-style="normal" fo:font-weight="normal"/>
    </style:style>
    <style:style style:name="T28" style:family="text">
      <style:text-properties fo:font-variant="normal" fo:text-transform="none" fo:color="#ff0000" loext:opacity="100%" fo:letter-spacing="normal" fo:font-style="normal" fo:font-weight="normal" officeooo:rsid="002d59e2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2d59e2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2f62db"/>
    </style:style>
    <style:style style:name="T31" style:family="text">
      <style:text-properties officeooo:rsid="002bf112"/>
    </style:style>
    <style:style style:name="T32" style:family="text">
      <style:text-properties officeooo:rsid="003252d6"/>
    </style:style>
    <style:style style:name="T3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y</text:p>
      <text:p text:style-name="P1"><text:span text:style-name="T6">По исполнению</text:span> – интерпритируемый язык</text:p>
      <text:p text:style-name="P1"/>
      <text:p text:style-name="P1"><text:span text:style-name="T6">По типизации</text:span> – динамическая строгая, неявная типизация</text:p>
      <text:p text:style-name="P1"/>
      <text:p text:style-name="P4">Объектно – ориентированный</text:p>
      <text:p text:style-name="P1"/>
      <text:p text:style-name="P1">Поскольку все в Ruby является объектами (подробнее об этом позже), все в Ruby имеет определенные встроенные возможности, называемые <text:span text:style-name="T6">методами</text:span>. Вы можете думать о методах как о «навыках», которыми обладают определенные объекты.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ing</text:p>
      <text:p text:style-name="P1"><text:span text:style-name="T6">Синтаксис</text:span> - " " <text:s text:c="3"/>puts "Hello World"</text:p>
      <text:p text:style-name="P1"/>
      <text:p text:style-name="P7">Методы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row table:style-name="TableLine94878750812352">
          <table:table-cell table:style-name="Таблица1.A1" office:value-type="string">
            <text:p text:style-name="P71">.capitalize</text:p>
          </table:table-cell>
          <table:table-cell table:style-name="Таблица1.B1" office:value-type="string">
            <text:p text:style-name="P30">заглавная первая буква в строке</text:p>
          </table:table-cell>
        </table:table-row>
        <table:table-row table:style-name="TableLine94878750889472">
          <table:table-cell table:style-name="Таблица1.A2" office:value-type="string">
            <text:p text:style-name="P6">.upcase</text:p>
          </table:table-cell>
          <table:table-cell table:style-name="Таблица1.B2" office:value-type="string">
            <text:p text:style-name="P76">все буквы заглавные</text:p>
          </table:table-cell>
        </table:table-row>
        <table:table-row table:style-name="TableLine94878750922608">
          <table:table-cell table:style-name="Таблица1.A2" office:value-type="string">
            <text:p text:style-name="P6">.dawncase </text:p>
          </table:table-cell>
          <table:table-cell table:style-name="Таблица1.B2" office:value-type="string">
            <text:p text:style-name="P31">все буквы в нижнем регистре</text:p>
          </table:table-cell>
        </table:table-row>
        <table:table-row table:style-name="TableLine94878750923264">
          <table:table-cell table:style-name="Таблица1.A2" office:value-type="string">
            <text:p text:style-name="P32">#{ }</text:p>
          </table:table-cell>
          <table:table-cell table:style-name="Таблица1.B2" office:value-type="string">
            <text:p text:style-name="P31">интерполяция</text:p>
          </table:table-cell>
        </table:table-row>
        <table:table-row table:style-name="TableLine94878750924000">
          <table:table-cell table:style-name="Таблица1.A2" office:value-type="string">
            <text:p text:style-name="P32">.include?</text:p>
          </table:table-cell>
          <table:table-cell table:style-name="Таблица1.B2" office:value-type="string">
            <text:p text:style-name="P31">содержит или нет ( <text:span text:style-name="T4">true</text:span> или <text:span text:style-name="T4">false</text:span> )</text:p>
          </table:table-cell>
        </table:table-row>
        <table:table-row table:style-name="TableLine94878750924816">
          <table:table-cell table:style-name="Таблица1.A2" office:value-type="string">
            <text:p text:style-name="P32">.gsub</text:p>
          </table:table-cell>
          <table:table-cell table:style-name="Таблица1.B2" office:value-type="string">
            <text:p text:style-name="P31">глобальная замена ( string.gsub(/s/, <text:span text:style-name="T5">"</text:span>th<text:span text:style-name="T5">"</text:span>)</text:p>
          </table:table-cell>
        </table:table-row>
        <table:table-row table:style-name="TableLine94878750925584">
          <table:table-cell table:style-name="Таблица1.A2" office:value-type="string">
            <text:p text:style-name="P32">.empty?</text:p>
          </table:table-cell>
          <table:table-cell table:style-name="Таблица1.B2" office:value-type="string">
            <text:p text:style-name="P31">пустой, нет даже пробела ( <text:span text:style-name="T4">true</text:span> или <text:span text:style-name="T4">false</text:span> ) </text:p>
          </table:table-cell>
        </table:table-row>
        <table:table-row table:style-name="TableLine94878750926400">
          <table:table-cell table:style-name="Таблица1.A2" office:value-type="string">
            <text:p text:style-name="P33">.split<text:span text:style-name="T11">(",")</text:span></text:p>
          </table:table-cell>
          <table:table-cell table:style-name="Таблица1.B2" office:value-type="string">
            <text:p text:style-name="P34">разделит строку везде где есть запятая и вернет массив слов</text:p>
          </table:table-cell>
        </table:table-row>
        <table:table-row table:style-name="TableLine94878750927216"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1"/>
          </table:table-cell>
        </table:table-row>
      </table:table>
      <text:p text:style-name="P36"/>
      <text:p text:style-name="P3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Циклы</text:p>
      <text:p text:style-name="P1"><text:span text:style-name="T6">Пока</text:span> – <text:span text:style-name="T8">while</text:span> <text:s/>( пока истинно true )</text:p>
      <text:p text:style-name="P1">i = 0</text:p>
      <text:p text:style-name="P1"><text:span text:style-name="T8">while</text:span> i <text:s/>&lt; 5</text:p>
      <text:p text:style-name="P1"><text:s text:c="4"/>puts i</text:p>
      <text:p text:style-name="P1"><text:s text:c="4"/>i += 1</text:p>
      <text:p text:style-name="P8">end</text:p>
      <text:p text:style-name="P1"/>
      <text:p text:style-name="P1"><text:span text:style-name="T6">До</text:span> – <text:span text:style-name="T8">until</text:span> <text:s/>( до тех пор пок<text:span text:style-name="T1">а выражение ложно. </text:span>работает с false )</text:p>
      <text:p text:style-name="P1">a = 1</text:p>
      <text:p text:style-name="P1"><text:span text:style-name="T8">until</text:span> a == 6</text:p>
      <text:p text:style-name="P1"><text:s text:c="4"/>a += 1</text:p>
      <text:p text:style-name="P1"><text:s text:c="4"/>puts a</text:p>
      <text:p text:style-name="P8">end</text:p>
      <text:p text:style-name="P1"/>
      <text:p text:style-name="P5"><text:span text:style-name="T6">Для</text:span> – <text:span text:style-name="T8">for</text:span> </text:p>
      <text:p text:style-name="P5"><text:span text:style-name="T8">for</text:span> num in 1...10</text:p>
      <text:p text:style-name="P5"><text:s text:c="4"/>puts num</text:p>
      <text:p text:style-name="P9">end</text:p>
      <text:p text:style-name="P9"/>
      <text:p text:style-name="P10"><text:span text:style-name="T3">Следующий</text:span><text:span text:style-name="T2"> –</text:span> next if</text:p>
      <text:p text:style-name="P10">for <text:span text:style-name="T2">num in 1..5</text:span></text:p>
      <text:p text:style-name="P10"><text:s text:c="4"/>next if <text:span text:style-name="T2">num % 2 == 0</text:span></text:p>
      <text:p text:style-name="P10"><text:s text:c="4"/><text:span text:style-name="T2">puts num</text:span></text:p>
      <text:p text:style-name="P10">end</text:p>
      <text:p text:style-name="P10"/>
      <text:p text:style-name="P10"><text:span text:style-name="T3">Петля</text:span><text:span text:style-name="T2"> –</text:span> loop do</text:p>
      <text:p text:style-name="P11">num = 0</text:p>
      <text:p text:style-name="P10">loop do</text:p>
      <text:p text:style-name="P11"><text:s text:c="4"/>num += 1</text:p>
      <text:p text:style-name="P11"><text:s text:c="4"/>print "#{num}"</text:p>
      <text:p text:style-name="P11"><text:s text:c="4"/><text:span text:style-name="T8">break if</text:span> num &gt; 5 условие выхода из петли</text:p>
      <text:p text:style-name="P11">end</text:p>
      <text:p text:style-name="P11"/>
      <text:p text:style-name="P12">Диапазоны ( .. , … )</text:p>
      <text:p text:style-name="P14">1<text:span text:style-name="T8">...</text:span>5 =&gt; 1,2,3,4 <text:s text:c="6"/><text:span text:style-name="T8">…</text:span> не включает последнее число</text:p>
      <text:p text:style-name="P14">1<text:span text:style-name="T8">..</text:span>5 <text:s/>=&gt; 1,2,3,4,5 <text:s text:c="3"/><text:span text:style-name="T8">..</text:span> <text:s/>диапазон от 1 до 5 включительно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Поток управления</text:p>
      <text:p text:style-name="P13"/>
      <text:p text:style-name="P68"><text:span text:style-name="T7">if – если</text:span> ( работает с true или что объект существует не nil )</text:p>
      <text:p text:style-name="P59"/>
      <text:p text:style-name="P60">print "Integer please: "</text:p>
      <text:p text:style-name="P60">user_num = Integer(gets.chomp)</text:p>
      <text:p text:style-name="P60"/>
      <text:p text:style-name="P60"><text:span text:style-name="T20">if</text:span> user_num &lt; 0</text:p>
      <text:p text:style-name="P60"><text:s text:c="2"/>puts "You picked a negative integer!"</text:p>
      <text:p text:style-name="P60"><text:span text:style-name="T20">elsif</text:span> user_num &gt; 0</text:p>
      <text:p text:style-name="P60"><text:s text:c="2"/>puts "You picked a positive integer!"</text:p>
      <text:p text:style-name="P75">else</text:p>
      <text:p text:style-name="P60"><text:s text:c="2"/>puts "You picked zero!"</text:p>
      <text:p text:style-name="P75">end</text:p>
      <text:p text:style-name="P69"/>
      <text:p text:style-name="P70"><text:span text:style-name="T7">unless – пока не</text:span>, пока false, либо пока nil</text:p>
      <text:p text:style-name="P69"/>
      <text:p text:style-name="P60">hungry = false</text:p>
      <text:p text:style-name="P60"/>
      <text:p text:style-name="P60"><text:span text:style-name="T20">unless</text:span> hungry</text:p>
      <text:p text:style-name="P60"><text:s text:c="2"/>puts "I'm writing Ruby programs!"</text:p>
      <text:p text:style-name="P75">else</text:p>
      <text:p text:style-name="P60"><text:s text:c="2"/>puts "Time to eat!"</text:p>
      <text:p text:style-name="P75">end</text:p>
      <text:p text:style-name="P69"/>
      <text:p text:style-name="P61">Равно: <text:s text:c="11"/><text:span text:style-name="T33">==</text:span></text:p>
      <text:p text:style-name="P61">Не равно: <text:s text:c="8"/><text:span text:style-name="T33">!=</text:span></text:p>
      <text:p text:style-name="P61">Меньше, чем: <text:s text:c="5"/><text:span text:style-name="T33">&lt;</text:span></text:p>
      <text:p text:style-name="P61">Меньше или равно: <text:span text:style-name="T33">&lt;=</text:span></text:p>
      <text:p text:style-name="P61">Больше чем: <text:s text:c="6"/><text:span text:style-name="T33">&gt;</text:span></text:p>
      <text:p text:style-name="P61">Больше или равно: <text:span text:style-name="T33">&gt;=</text:span></text:p>
      <text:p text:style-name="P61"/>
      <text:p text:style-name="P62">Логические операторы</text:p>
      <text:p text:style-name="P60"/>
      <text:p text:style-name="P61">И: <text:s text:c="3"/>&amp;&amp;</text:p>
      <text:p text:style-name="P61">ИЛИ: <text:s/>||</text:p>
      <text:p text:style-name="P61">НЕ: <text:s text:c="2"/>!</text:p>
      <text:p text:style-name="P69"/>
      <text:p text:style-name="P60">true &amp;&amp; true # =&gt; true</text:p>
      <text:p text:style-name="P60">true &amp;&amp; false # =&gt; false</text:p>
      <text:p text:style-name="P60">false &amp;&amp; true # =&gt; false</text:p>
      <text:p text:style-name="P60">false &amp;&amp; false # =&gt; false</text:p>
      <text:p text:style-name="P60"/>
      <text:p text:style-name="P60">true || true # =&gt; true</text:p>
      <text:p text:style-name="P60">true || false # =&gt; true</text:p>
      <text:p text:style-name="P60">false || true # =&gt; true</text:p>
      <text:p text:style-name="P60">false || false # =&gt; false</text:p>
      <text:p text:style-name="P60"/>
      <text:p text:style-name="P60"/>
      <text:p text:style-name="P60">!true # =&gt; false</text:p>
      <text:p text:style-name="P60">!false # =&gt; true</text:p>
      <text:p text:style-name="P69"/>
      <text:p text:style-name="P69"/>
      <text:p text:style-name="P60"><text:soft-page-break/>(x &amp;&amp; (y || w)) &amp;&amp; z круглые скобки для управления порядком вычисления</text:p>
      <text:p text:style-name="P60"/>
      <text:p text:style-name="P60"># boolean_1 = (3 &lt; 4 || false) &amp;&amp; (false || true)</text:p>
      <text:p text:style-name="P60">boolean_1 = true</text:p>
      <text:p text:style-name="P60"/>
      <text:p text:style-name="P60"># boolean_2 = !true &amp;&amp; (!true || 100 != 5**2)</text:p>
      <text:p text:style-name="P60">boolean_2 = false</text:p>
      <text:p text:style-name="P60"/>
      <text:p text:style-name="P60"># boolean_3 = true || !(true || false)</text:p>
      <text:p text:style-name="P60">boolean_3 = true</text:p>
      <text:p text:style-name="P60"/>
      <text:p text:style-name="P69"/>
      <text:p text:style-name="P69"/>
      <text:p text:style-name="P69"/>
      <text:p text:style-name="P69"/>
      <text:p text:style-name="P69"/>
      <text:p text:style-name="P6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rray</text:p>
      <text:p text:style-name="P15"><text:span text:style-name="T6">Синтаксис</text:span> - [ ]</text:p>
      <text:p text:style-name="P15"/>
      <text:p text:style-name="P18">my_array = [ {"nil" =&gt; 2, 3 =&gt; "OK"}, {1 =&gt; 3, "S" =&gt; 5}] <text:span text:style-name="T16">массив хэшей</text:span></text:p>
      <text:p text:style-name="P23">Можно получить доступ к необходимому эллементу массива:</text:p>
      <text:p text:style-name="P18">print my_array[0][3] <text:s text:c="2"/><text:span text:style-name="T16">[0] эллемент по индексу <text:s text:c="2"/>[3] эллемент по ключу</text:span></text:p>
      <text:p text:style-name="P19">=&gt; <text:span text:style-name="T12">"OK"</text:span></text:p>
      <text:p text:style-name="P39"/>
      <text:p text:style-name="P16"><text:span text:style-name="T14">a</text:span><text:span text:style-name="T13">rray = [[</text:span><text:span text:style-name="T10">"</text:span><text:span text:style-name="T13">ham</text:span><text:span text:style-name="T10">"</text:span><text:span text:style-name="T13">, </text:span><text:span text:style-name="T10">"</text:span><text:span text:style-name="T13">swiss</text:span><text:span text:style-name="T10">"</text:span><text:span text:style-name="T13">], [1, 2], [true, false]] массив массивов</text:span></text:p>
      <text:p text:style-name="P19">array[0][1] <text:s text:c="2"/>[0] по индексу <text:s text:c="2"/>[1] по индексу</text:p>
      <text:p text:style-name="P19"/>
      <text:p text:style-name="P45">Сортировка</text:p>
      <text:p text:style-name="P28"><text:span text:style-name="T5">&lt;=&gt; </text:span><text:span text:style-name="T15">комбинированным оператором сравнения, для сравнения двух объектов Ruby. Комбинированный оператор сравнения выглядит следующим образом : &lt;=&gt;. Он возвращает: </text:span></text:p>
      <text:p text:style-name="P44">0 если первый операнд (сравниваемый элемент) равен второму</text:p>
      <text:p text:style-name="P44">1 если первый операнд больше второго</text:p>
      <text:p text:style-name="P44">-1 если первый операнд меньше второго</text:p>
      <text:p text:style-name="P72"/>
      <text:p text:style-name="P46">fruits = ["orange", "apple", "banana", "pear", "grapes"]</text:p>
      <text:p text:style-name="P46">print fruits.sort! { |a, b| b &lt;=&gt; a 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P26"><text:soft-page-break/>Hash</text:p>
      <text:p text:style-name="P24"><text:span text:style-name="T6">Синтаксис</text:span> - { }</text:p>
      <text:p text:style-name="P19">Синтаксис хеширования, который вы видели до сих пор (с =&gt; символом между ключами и значениями), иногда называют стилем хеш-ракеты</text:p>
      <text:p text:style-name="P19">numbers = {</text:p>
      <text:p text:style-name="P19"><text:s text:c="2"/>:one =&gt; 1,</text:p>
      <text:p text:style-name="P19"><text:s text:c="2"/>:two =&gt; "two",</text:p>
      <text:p text:style-name="P19"><text:s text:c="2"/>:three =&gt; 3,</text:p>
      <text:p text:style-name="P19">}</text:p>
      <text:p text:style-name="P19">Однако в Ruby 1.9 изменился синтаксис хеширования</text:p>
      <text:p text:style-name="P19">new_hash = { </text:p>
      <text:p text:style-name="P19"><text:s text:c="2"/>one: 1,</text:p>
      <text:p text:style-name="P19"><text:s text:c="2"/>two: 2,</text:p>
      <text:p text:style-name="P19"><text:s text:c="2"/>three: 3</text:p>
      <text:p text:style-name="P19">}</text:p>
      <text:p text:style-name="P19">Важно отметить, что даже несмотря на то, что эти ключи имеют двоеточие в конце вместо начала, они все равно являются символами!</text:p>
      <text:p text:style-name="P19">puts new_hash</text:p>
      <text:p text:style-name="P19"># =&gt; { :one =&gt; 1, :two =&gt; 2, :three =&gt; 3 }</text:p>
      <text:p text:style-name="P41"/>
      <text:p text:style-name="P24"><text:span text:style-name="T19">К</text:span>лючи должны быть уникальными, но значения могут повторяться</text:p>
      <text:p text:style-name="P19"><text:span text:style-name="T19">1.</text:span>буквальное обозначение хеша :</text:p>
      <text:p text:style-name="P19">new_hash = { "one" =&gt; 1 }</text:p>
      <text:p text:style-name="P19">а также</text:p>
      <text:p text:style-name="P19">2. Обозначение конструктора хэша :</text:p>
      <text:p text:style-name="P19">new_hash = Hash.new</text:p>
      <text:p text:style-name="P41"/>
      <text:p text:style-name="P24">Значение по умолчанию</text:p>
      <text:p text:style-name="P24">h = Hash.new("Hello") <text:span text:style-name="T5">создаем пустой хэш со значением по умолчанию</text:span></text:p>
      <text:p text:style-name="P48">puts h =&gt; {} =&gt; nil <text:s/>пустой</text:p>
      <text:p text:style-name="P48">puts h[1] =&gt; Hello <text:s text:c="3"/>пытаемся получить доступ к не существующему ключу [1] – получаем значение по умолчанию</text:p>
      <text:p text:style-name="P49"/>
      <text:p text:style-name="P24">Итерация по хешам</text:p>
      <text:p text:style-name="P48">my_hash.each do |key, value|</text:p>
      <text:p text:style-name="P48"><text:s text:c="2"/>puts my_hash[key]</text:p>
      <text:p text:style-name="P48">end</text:p>
      <text:p text:style-name="P48"><text:soft-page-break/></text:p>
      <text:p text:style-name="P48">Мы знаем, как получить конкретное значение из хеша, указав связанный ключ, но что, если мы хотим отфильтровать хеш для значений, соответствующих определенным критериям? Для этого мы можем использовать <text:span text:style-name="T20">.select</text:span></text:p>
      <text:p text:style-name="P48">grades = { alice: 100,</text:p>
      <text:p text:style-name="P48"><text:s text:c="2"/>bob: 92,</text:p>
      <text:p text:style-name="P48"><text:s text:c="2"/>chris: 95,</text:p>
      <text:p text:style-name="P48"><text:s text:c="2"/>dave: 97</text:p>
      <text:p text:style-name="P48">}</text:p>
      <text:p text:style-name="P48">grades<text:span text:style-name="T20">.select</text:span> { |name, grade| grade &lt; <text:s/>97 }</text:p>
      <text:p text:style-name="P48"># ==&gt; { :bob =&gt; 92, :chris =&gt; 95 }</text:p>
      <text:p text:style-name="P50"><text:s/></text:p>
      <text:p text:style-name="P48">grades<text:span text:style-name="T20">.select</text:span> { |k, v| k == :alice }</text:p>
      <text:p text:style-name="P48"># ==&gt; { :alice =&gt; 100 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7"><text:soft-page-break/>Методы</text:p>
      <text:p text:style-name="P25">* <text:s/>сообщает программе, что метод может получать один или несколько аргументов.</text:p>
      <text:p text:style-name="P20"><text:span text:style-name="T18">def</text:span> what_up(greeting, <text:span text:style-name="T8">*</text:span>friends)</text:p>
      <text:p text:style-name="P20"><text:s text:c="2"/>friends.each { |friend| puts "#{greeting}, #{friend}!" }</text:p>
      <text:p text:style-name="P29">end</text:p>
      <text:p text:style-name="P20">what_up("What up", "Ian", "Zoe", "Zenas", "Eleanor")</text:p>
      <text:p text:style-name="P17">Метод всегда возвращает последнюю строчку либо можно использовать <text:span text:style-name="T8">return</text:span></text:p>
      <text:p text:style-name="P20"><text:span text:style-name="T18">def</text:span> double(n)</text:p>
      <text:p text:style-name="P20"><text:s text:c="2"/>return n * 2</text:p>
      <text:p text:style-name="P29">end</text:p>
      <text:p text:style-name="P20">output = double(6)</text:p>
      <text:p text:style-name="P20">output += 2</text:p>
      <text:p text:style-name="P20">puts output</text:p>
      <text:p text:style-name="P20"/>
      <text:p text:style-name="P21"><text:span text:style-name="T18">def</text:span> alphabetize(arr, <text:span text:style-name="T8">rev=false</text:span>) <text:s text:c="2"/><text:span text:style-name="T8">rev=false – </text:span><text:span text:style-name="T9">значение по умолчанию</text:span></text:p>
      <text:p text:style-name="P20"><text:s text:c="2"/><text:span text:style-name="T18">if</text:span> rev</text:p>
      <text:p text:style-name="P20"><text:s text:c="4"/>arr.sort { |item1, item2| item2 &lt;=&gt; item1 }</text:p>
      <text:p text:style-name="P20"><text:s text:c="2"/><text:span text:style-name="T18">else</text:span></text:p>
      <text:p text:style-name="P20"><text:s text:c="4"/>arr.sort { |item1, item2| item1 &lt;=&gt; item2 }</text:p>
      <text:p text:style-name="P20"><text:s text:c="2"/><text:span text:style-name="T18">end</text:span></text:p>
      <text:p text:style-name="P29">end</text:p>
      <text:p text:style-name="P20"/>
      <text:p text:style-name="P20">books = ["Heart of Darkness", "Code Complete", "The Lorax", "The Prophet", "Absalom, Absalom!"]</text:p>
      <text:p text:style-name="P20"/>
      <text:p text:style-name="P20">puts "A-Z: #{alphabetize(books)}"</text:p>
      <text:p text:style-name="P20">puts "Z-A: #{alphabetize(books, true)}"</text:p>
      <text:p text:style-name="P22">=&gt;</text:p>
      <text:p text:style-name="P22">A-Z: ["Absalom, Absalom!", "Code Complete", "Heart of Darkness", "The Lorax", "The Prophet"]</text:p>
      <text:p text:style-name="P22">Z-A: ["The Prophet", "The Lorax", "Heart of Darkness", "Code Complete", "Absalom, Absalom!"]</text:p>
      <text:p text:style-name="P22"/>
      <text:p text:style-name="P22"/>
      <text:p text:style-name="P22"/>
      <text:p text:style-name="P22"/>
      <text:p text:style-name="P63"><text:soft-page-break/>Nil</text:p>
      <text:p text:style-name="P43"><text:span text:style-name="T7">nil -</text:span> ничего</text:p>
      <text:p text:style-name="P22">Но что произойдет, если вы попытаетесь получить доступ к несуществующему ключу?</text:p>
      <text:p text:style-name="P22">На многих языках вы получите какую-то ошибку. Не так в Ruby: вместо этого вы получите специальное значение nil.</text:p>
      <text:p text:style-name="P22"><text:span text:style-name="T21">Наряду с false, nil является одним из двух неверных значений в Ruby.</text:span> (Любой другой объект считается “правдивым”, что означает, что если бы вы ввели if 2 или if "бекон", код в этом операторе if был бы запущен.)</text:p>
      <text:p text:style-name="P22">Важно понимать, что ложь и ноль-это не одно и то же: ложь означает “неправда”, в то время как ноль-это способ Руби сказать “вообще ничего"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4"><text:soft-page-break/>Общие методы</text:p>
      <text:p text:style-name="P51">.object_id - Метод получает идентификатор объекта-это как рубин знает два объекта , является ли тем же самым объектом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6"><text:soft-page-break/>Symbol</text:p>
      <text:p text:style-name="P52"><text:span text:style-name="T7">Синтаксис -</text:span> :symbol ( <text:span text:style-name="T22">"string" == :string # false )</text:span></text:p>
      <text:p text:style-name="P57"><text:span text:style-name="T27">.</text:span><text:span text:style-name="T28">to_sym</text:span><text:span text:style-name="T25"> – метод преобразования в символ</text:span></text:p>
      <text:p text:style-name="P74"><text:span text:style-name="T25">.intern </text:span><text:span text:style-name="T29">– </text:span><text:span text:style-name="T30">то же самое что и </text:span><text:span text:style-name="T26">to_sym</text:span></text:p>
      <text:p text:style-name="P58"><text:span text:style-name="T23">Символы всегда начинаются с двоеточия ( :). первым символом после двоеточия должна быть буква или подчеркивание ( _); после этого разрешена любая комбинация букв, цифр и знаков подчеркивания.</text:span></text:p>
      <text:p text:style-name="P58"><text:span text:style-name="T23">Символы появляются во многих местах в Ruby, но в основном они используются либо как </text:span><text:span text:style-name="T27">хеш-ключи</text:span><text:span text:style-name="T23">, либо для </text:span><text:span text:style-name="T27">ссылки на имена методов</text:span><text:span text:style-name="T23">.</text:span></text:p>
      <text:p text:style-name="P52">Помимо различного синтаксиса, существует ключевое поведение символов, которое отличает их от строк. Хотя может быть несколько разных строк, каждая из которых имеет одно и то же значение, в данный момент времени существует только одна копия любого конкретного символа.</text:p>
      <text:p text:style-name="P52">puts "string".<text:span text:style-name="T17">object_id</text:span> =&gt; <text:span text:style-name="T24">13431320</text:span></text:p>
      <text:p text:style-name="P52">puts "string".<text:span text:style-name="T17">object_id</text:span> =&gt; 13431060</text:p>
      <text:p text:style-name="P52"/>
      <text:p text:style-name="P52">puts <text:span text:style-name="T4">:symbol</text:span>.<text:span text:style-name="T17">object_id</text:span> <text:s/>=&gt; 802268</text:p>
      <text:p text:style-name="P52">puts <text:span text:style-name="T4">:symbol</text:span>.o<text:span text:style-name="T17">bject_id</text:span> <text:s/>=&gt; 802268</text:p>
      <text:p text:style-name="P52"/>
      <text:p text:style-name="P52">Символы являются хорошими хэш-ключами по нескольким причинам:</text:p>
      <text:p text:style-name="P53"/>
      <text:p text:style-name="P52"><text:span text:style-name="T31">1. </text:span>Они неизменяемы, то есть их нельзя изменить после создания;</text:p>
      <text:p text:style-name="P52"><text:span text:style-name="T31">2. </text:span>В данный момент существует только одна копия любого символа, поэтому они экономят память;</text:p>
      <text:p text:style-name="P52"><text:span text:style-name="T31">3. </text:span>Символы как ключи быстрее, чем строки как ключи, по двум указанным выше причинам.</text:p>
      <text:p text:style-name="P52">sounds = {</text:p>
      <text:p text:style-name="P52"><text:s text:c="2"/>:cat =&gt; "meow",</text:p>
      <text:p text:style-name="P52"><text:s text:c="2"/>:dog =&gt; "woof",</text:p>
      <text:p text:style-name="P52"><text:s text:c="2"/>:computer =&gt; 10010110,</text:p>
      <text:p text:style-name="P52">}</text:p>
      <text:p text:style-name="P52">strings = ["HTML", "CSS", "JavaScript", "Python", "Ruby"]</text:p>
      <text:p text:style-name="P52">symbols = Array.new</text:p>
      <text:p text:style-name="P52">strings.each { |el| symbols<text:span text:style-name="T20">.push</text:span>(el<text:span text:style-name="T20">.to_sym</text:span>) }</text:p>
      <text:p text:style-name="P52">или</text:p>
      <text:p text:style-name="P52">strings.each { |el| symbols <text:span text:style-name="T20">&lt;&lt;</text:span> el<text:span text:style-name="T20">.to_sym</text:span> }</text:p>
      <text:p text:style-name="P52">print symbols</text:p>
      <text:p text:style-name="P52">[:HTML, :CSS, :JavaScript, :Python, :Ruby]</text:p>
      <text:p text:style-name="P65"><text:soft-page-break/>Итераторы и сортировка</text:p>
      <text:p text:style-name="P56">grades = { </text:p>
      <text:p text:style-name="P56"><text:s/>alice: 100,</text:p>
      <text:p text:style-name="P56"><text:s/>bob: 92,</text:p>
      <text:p text:style-name="P56"><text:s/>chris: 95,</text:p>
      <text:p text:style-name="P56"><text:s/>dave: 97</text:p>
      <text:p text:style-name="P56">}</text:p>
      <text:p text:style-name="P56"><text:s/>=&gt; {:alice=&gt;100, :bob=&gt;92, :chris=&gt;95, :dave=&gt;97} </text:p>
      <text:p text:style-name="P56">grades<text:span text:style-name="T20">.each</text:span> { |name, grade| grade &lt; <text:s/>97 }</text:p>
      <text:p text:style-name="P56"><text:s/>=&gt; {:alice=&gt;100, :bob=&gt;92, :chris=&gt;95, :dave=&gt;97} </text:p>
      <text:p text:style-name="P56">grades<text:span text:style-name="T20">.select</text:span> { |name, grade| grade &lt; <text:s/>97 }</text:p>
      <text:p text:style-name="P56"><text:s/>=&gt; {:bob=&gt;92, :chris=&gt;95} </text:p>
      <text:p text:style-name="P56">grades<text:span text:style-name="T20">.map</text:span> { |name, grade| grade &lt; <text:s/>97 }</text:p>
      <text:p text:style-name="P56"><text:s/>=&gt; [false, true, true, false] </text:p>
      <text:p text:style-name="P56"/>
      <text:p text:style-name="P56"><text:span text:style-name="T20">.each_key</text:span> и <text:span text:style-name="T20">.each_value </text:span>-<text:span text:style-name="T20"> </text:span><text:span text:style-name="T32">м</text:span>ожем перебирать только ключи или только значения</text:p>
      <text:p text:style-name="P56">my_hash = { one: 1, two: 2, three: 3 }</text:p>
      <text:p text:style-name="P56">my_hash<text:span text:style-name="T20">.each_key</text:span> { |k| print k, " " }</text:p>
      <text:p text:style-name="P56"># ==&gt; one two three</text:p>
      <text:p text:style-name="P56">my_hash.<text:span text:style-name="T20">each_value</text:span> { |v| print v, " " }</text:p>
      <text:p text:style-name="P56"># ==&gt; 1 2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Monaco" svg:font-family="Monaco, Menlo, 'Ubuntu Mono', 'Droid Sans Mono', Consolas, monospace"/>
    <style:font-face style:name="Ubuntu Mono1" svg:font-family="'Ubuntu Mono'"/>
    <style:font-face style:name="Ubuntu Mono" svg:font-family="'Ubuntu Mono'" style:font-adornments="Light"/>
    <style:font-face style:name="monospace" svg:font-family="monospace, monospace"/>
    <style:font-face style:name="Ubuntu Mono2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28380F2F899E63B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repeat" style:footnote-max-height="0cm">
        <style:background-image xlink:href="Pictures/10000000000000080000000828380F2F899E63B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5:14:35.184850254</meta:creation-date>
    <dc:date>2021-09-12T23:00:57.715244825</dc:date>
    <meta:editing-duration>PT1H53M24S</meta:editing-duration>
    <meta:editing-cycles>3</meta:editing-cycles>
    <meta:generator>LibreOffice/7.1.5.2$Linux_X86_64 LibreOffice_project/10$Build-2</meta:generator>
    <meta:document-statistic meta:table-count="1" meta:image-count="0" meta:object-count="0" meta:page-count="13" meta:paragraph-count="239" meta:word-count="1346" meta:character-count="7978" meta:non-whitespace-character-count="6668"/>
  </office:meta>
</office:document-meta>
</file>